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ThisWorkbook.xml" manifest:media-type="text/xml"/>
  <manifest:file-entry manifest:full-path="Basic/script-lc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bold" style:font-size-asian="8pt" style:font-style-asian="italic" style:font-weight-asian="bold" style:font-name-complex="Arial2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90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8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 style:vertical-align="top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fo:background-color="#c0c0c0" style:vertical-align="top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8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fo:background-color="#ffffff" style:vertical-align="top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 style:data-style-name="N10">
      <style:table-cell-properties fo:background-color="#ffffff" style:vertical-align="top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fo:border-bottom="2.49pt solid #000000" fo:background-color="#ffffff" style:diagonal-bl-tr="none" style:diagonal-tl-br="none" fo:border-left="none" fo:border-right="none" style:rotation-align="none" fo:border-top="none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vertical-align="top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2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2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0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TRUE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Monte Carlo Simulation of Black Scholes Model for Custom Product/lib">
            <text:p>/Users/fries/Documents/Development/finmath experiments/spreadsheets/Monte Carlo Simulation of Black Scholes Model for Custom Product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8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3.1.9">
            <text:p>3.1.9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2"/>
        <table:table-column table:style-name="co7" table:number-columns-repeated="255" table:default-cell-style-name="ce12"/>
        <table:table-column table:style-name="co8" table:number-columns-repeated="768" table:default-cell-style-name="ce31"/>
        <table:table-row table:style-name="ro2">
          <table:table-cell/>
          <table:table-cell table:style-name="ce15"/>
          <table:table-cell table:number-columns-repeated="1022"/>
        </table:table-row>
        <table:table-row table:style-name="ro3">
          <table:table-cell table:style-name="ce13"/>
          <table:table-cell table:style-name="ce16" table:formula="of:=&quot;Monte Carlo Black Scholes Model: This sheet illustrates the valuation of a product, where the product code is loaded from a local class file.&quot;" office:value-type="string" office:string-value="Monte Carlo Black Scholes Model: This sheet illustrates the valuation of a product, where the product code is loaded from a local class file.">
            <text:p>Monte Carlo Black Scholes Model: This sheet illustrates the valuation of a product, where the product code is loaded from a local class file.</text:p>
          </table:table-cell>
          <table:table-cell table:style-name="ce13" table:number-columns-repeated="1022"/>
        </table:table-row>
        <table:table-row table:style-name="ro2">
          <table:table-cell table:style-name="ce14"/>
          <table:table-cell table:style-name="ce17" office:value-type="string">
            <text:p>Note: This sheet requires Obba 3.0 ( <text:span text:style-name="T2">http://www.obba.info/</text:span><text:span text:style-name="T1"> )</text:span></text:p>
          </table:table-cell>
          <table:table-cell table:style-name="ce14" table:number-columns-repeated="5"/>
          <table:table-cell table:style-name="ce26" office:value-type="string">
            <text:p>Load classes: </text:p>
          </table:table-cell>
          <table:table-cell table:style-name="ce14" table:formula="of:=INFO.OBBA.OBBA.OBADDCLASSES(&quot;classes&quot;;TRUE())" office:value-type="string" office:string-value="/Users/fries/Documents/Development/finmath experiments/spreadsheets/Monte Carlo Simulation of Black Scholes Model for Custom Product/classes">
            <text:p>/Users/fries/Documents/Development/finmath experiments/spreadsheets/Monte Carlo Simulation of Black Scholes Model for Custom Product/classes</text:p>
          </table:table-cell>
          <table:table-cell table:style-name="ce14" table:number-columns-repeated="1015"/>
        </table:table-row>
        <table:table-row table:style-name="ro2">
          <table:table-cell table:style-name="ce14"/>
          <table:table-cell/>
          <table:table-cell table:style-name="ce14" table:number-columns-repeated="5"/>
          <table:table-cell table:style-name="ce14" office:value-type="string">
            <text:p>Note: Edit the corresponding Java code, compile it, and then use the product here.</text:p>
          </table:table-cell>
          <table:table-cell table:style-name="ce14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>
            <text:p>Time Discretization</text:p>
          </table:table-cell>
          <table:table-cell table:style-name="ce18"/>
          <table:table-cell/>
          <table:table-cell table:style-name="ce18" office:value-type="string">
            <text:p>Monte Carlo Black Scholes Model</text:p>
          </table:table-cell>
          <table:table-cell table:style-name="ce18"/>
          <table:table-cell/>
          <table:table-cell table:style-name="ce18" office:value-type="string">
            <text:p>User Defined Product</text:p>
          </table:table-cell>
          <table:table-cell table:style-name="ce1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9" office:value-type="string">
            <text:p>Parameters:</text:p>
          </table:table-cell>
          <table:table-cell table:style-name="ce19"/>
          <table:table-cell/>
          <table:table-cell table:style-name="ce19" office:value-type="string">
            <text:p>Parameters:</text:p>
          </table:table-cell>
          <table:table-cell table:style-name="ce19"/>
          <table:table-cell/>
          <table:table-cell table:style-name="ce19" office:value-type="string">
            <text:p>Parameters:</text:p>
          </table:table-cell>
          <table:table-cell table:style-name="ce19"/>
          <table:table-cell table:number-columns-repeated="1015"/>
        </table:table-row>
        <table:table-row table:style-name="ro4">
          <table:table-cell/>
          <table:table-cell table:style-name="ce20" table:formula="of:=INFO.OBBA.OBBA.OBMAKE(&quot;td.start&quot;;&quot;double&quot;;[.C9])" office:value-type="string" office:string-value="td.start &#10;[4]">
            <text:p>td.start </text:p>
            <text:p>[4]</text:p>
          </table:table-cell>
          <table:table-cell office:value-type="float" office:value="0">
            <text:p>0</text:p>
          </table:table-cell>
          <table:table-cell/>
          <table:table-cell table:style-name="ce20" table:formula="of:=[.B14]" office:value-type="string" office:string-value="timeDiscretization &#10;[12]">
            <text:p>timeDiscretization </text:p>
            <text:p>[12]</text:p>
          </table:table-cell>
          <table:table-cell table:number-columns-repeated="2"/>
          <table:table-cell table:style-name="ce20" table:formula="of:=INFO.OBBA.OBBA.OBMAKE(&quot;productMaturity&quot;;&quot;double&quot;;[.I9])" office:value-type="string" office:string-value="productMaturity &#10;[2]">
            <text:p>productMaturity </text:p>
            <text:p>[2]</text:p>
          </table:table-cell>
          <table:table-cell table:style-name="ce24" office:value-type="float" office:value="5">
            <text:p>5</text:p>
          </table:table-cell>
          <table:table-cell table:number-columns-repeated="1015"/>
        </table:table-row>
        <table:table-row table:style-name="ro4">
          <table:table-cell/>
          <table:table-cell table:style-name="ce20" table:formula="of:=INFO.OBBA.OBBA.OBMAKE(&quot;td.num&quot;;&quot;int&quot;;[.C10])" office:value-type="string" office:string-value="td.num &#10;[5]">
            <text:p>td.num </text:p>
            <text:p>[5]</text:p>
          </table:table-cell>
          <table:table-cell office:value-type="float" office:value="20">
            <text:p>20</text:p>
          </table:table-cell>
          <table:table-cell/>
          <table:table-cell table:style-name="ce20" table:formula="of:=INFO.OBBA.OBBA.OBMAKE(&quot;numberOfPaths&quot;;&quot;int&quot;;[.F10])" office:value-type="string" office:string-value="numberOfPaths &#10;[7]">
            <text:p>numberOfPaths </text:p>
            <text:p>[7]</text:p>
          </table:table-cell>
          <table:table-cell office:value-type="float" office:value="1000">
            <text:p>1000</text:p>
          </table:table-cell>
          <table:table-cell/>
          <table:table-cell table:style-name="ce20" table:formula="of:=INFO.OBBA.OBBA.OBMAKE(&quot;productStrike&quot;;&quot;double&quot;;[.I10])" office:value-type="string" office:string-value="productStrike &#10;[11]">
            <text:p>productStrike </text:p>
            <text:p>[11]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4">
          <table:table-cell/>
          <table:table-cell table:style-name="ce20" table:formula="of:=INFO.OBBA.OBBA.OBMAKE(&quot;td.step&quot;;&quot;double&quot;;[.C11])" office:value-type="string" office:string-value="td.step &#10;[6]">
            <text:p>td.step </text:p>
            <text:p>[6]</text:p>
          </table:table-cell>
          <table:table-cell office:value-type="float" office:value="0.5">
            <text:p>0,5</text:p>
          </table:table-cell>
          <table:table-cell/>
          <table:table-cell table:style-name="ce20" table:formula="of:=INFO.OBBA.OBBA.OBMAKE(&quot;initialValue&quot;;&quot;double&quot;;[.F11])" office:value-type="string" office:string-value="initialValue &#10;[8]">
            <text:p>initialValue </text:p>
            <text:p>[8]</text:p>
          </table:table-cell>
          <table:table-cell table:style-name="ce24" office:value-type="float" office:value="100">
            <text:p>100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20" table:formula="of:=INFO.OBBA.OBBA.OBMAKE(&quot;riskFreeRate&quot;;&quot;double&quot;;[.F12])" office:value-type="string" office:string-value="riskFreeRate &#10;[9]">
            <text:p>riskFreeRate </text:p>
            <text:p>[9]</text:p>
          </table:table-cell>
          <table:table-cell table:style-name="ce25" office:value-type="percentage" office:value="0.05">
            <text:p>5%</text:p>
          </table:table-cell>
          <table:table-cell/>
          <table:table-cell table:style-name="ce19" office:value-type="string">
            <text:p>Object:</text:p>
          </table:table-cell>
          <table:table-cell table:style-name="ce19"/>
          <table:table-cell table:number-columns-repeated="1015"/>
        </table:table-row>
        <table:table-row table:style-name="ro4">
          <table:table-cell/>
          <table:table-cell table:style-name="ce19" office:value-type="string">
            <text:p>Object:</text:p>
          </table:table-cell>
          <table:table-cell table:style-name="ce19"/>
          <table:table-cell/>
          <table:table-cell table:style-name="ce20" table:formula="of:=INFO.OBBA.OBBA.OBMAKE(&quot;volatility&quot;;&quot;double&quot;;[.F13])" office:value-type="string" office:string-value="volatility &#10;[10]">
            <text:p>volatility </text:p>
            <text:p>[10]</text:p>
          </table:table-cell>
          <table:table-cell table:style-name="ce25" office:value-type="percentage" office:value="0.2">
            <text:p>20%</text:p>
          </table:table-cell>
          <table:table-cell/>
          <table:table-cell table:style-name="ce27" table:formula="of:=INFO.OBBA.OBBA.OBMAKE(&quot;userDefinedProduct&quot;;INFO.OBBA.OBBA.OBSYNC(&quot;&quot;;[.I3])&amp;&quot;UserDefiniedAssetDerivative&quot;;[.H9:.H10])" office:value-type="string" office:string-value="userDefinedProduct &#10;[18]">
            <text:p>userDefinedProduct </text:p>
            <text:p>[18]</text:p>
          </table:table-cell>
          <table:table-cell table:number-columns-repeated="1016"/>
        </table:table-row>
        <table:table-row table:style-name="ro2">
          <table:table-cell/>
          <table:table-cell table:formula="of:=INFO.OBBA.OBBA.OBMAKE(&quot;timeDiscretization&quot;;obLibs&amp;&quot;net.finmath.time.TimeDiscretization&quot;;[.B9:.B11])" office:value-type="string" office:string-value="timeDiscretization &#10;[12]">
            <text:p>timeDiscretization </text:p>
            <text:p>[12]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19" office:value-type="string">
            <text:p>Object: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4"/>
          <table:table-cell table:formula="of:=INFO.OBBA.OBBA.OBMAKE(&quot;monteCarloBlackScholes&quot;;obLibs&amp;&quot;net.finmath.monteCarlo.assetDerivativeValuation.MonteCarloBlackScholesModel&quot;;[.E9:.E13])" office:value-type="string" office:string-value="monteCarloBlackScholes &#10;[13]">
            <text:p>monteCarloBlackScholes </text:p>
            <text:p>[13]</text:p>
          </table:table-cell>
          <table:table-cell table:number-columns-repeated="1019"/>
        </table:table-row>
        <table:table-row table:style-name="ro2">
          <table:table-cell table:number-columns-repeated="7"/>
          <table:table-cell table:style-name="ce28" office:value-type="string">
            <text:p>Result</text:p>
          </table:table-cell>
          <table:table-cell table:style-name="ce2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9" office:value-type="string">
            <text:p>Value:</text:p>
          </table:table-cell>
          <table:table-cell table:style-name="ce30" table:formula="of:=INFO.OBBA.OBBA.OBGET(INFO.OBBA.OBBA.OBCALL(&quot;&quot;;[.H13];&quot;getValue&quot;;[.$E$16]))" office:value-type="float" office:value="30.0543298576355">
            <text:p>30,0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formula="of:=INFO.OBBA.OBBA.OBGET(INFO.OBBA.OBBA.OBCALL(&quot;&quot;;[.H13];&quot;getValues&quot;;[.$E$16]))" office:value-type="string" office:string-value="{error=1.3767701074161176, value=30.054329857635487}">
            <text:p>{error=1.3767701074161176, value=30.054329857635487}</text:p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frame table:end-cell-address="MonteCarloBlackScholes.H34" table:end-x="2.093cm" table:end-y="0.239cm" draw:z-index="0" draw:name="Chart 5" draw:style-name="gr1" svg:width="9.23cm" svg:height="5.927cm" svg:x="2.092cm" svg:y="0.16cm">
              <draw:object draw:notify-on-update-of-ranges="MonteCarloBlackScholes.D39:MonteCarloBlackScholes.D59 MonteCarloBlackScholes.E39:MonteCarloBlackScholes.E5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K34" table:end-x="2.093cm" table:end-y="0.239cm" draw:z-index="1" draw:name="Chart 7" draw:style-name="gr1" svg:width="9.232cm" svg:height="5.927cm" svg:x="2.09cm" svg:y="0.16cm">
              <draw:object draw:notify-on-update-of-ranges="MonteCarloBlackScholes.B39:MonteCarloBlackScholes.B288 MonteCarloBlackScholes.C39:MonteCarloBlackScholes.C28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5">
          <table:table-cell table:number-columns-repeated="1024"/>
        </table:table-row>
        <table:table-row table:style-name="ro4">
          <table:table-cell/>
          <table:table-cell table:style-name="ce20" table:formula="of:=INFO.OBBA.OBBA.OBCALL(&quot;underlyingValue&quot;;[.E16];&quot;getAssetValue&quot;;[.H9];INFO.OBBA.OBBA.OBMAKE(&quot;&quot;;&quot;int&quot;;0))" office:value-type="string" office:string-value="underlyingValue &#10;[15]">
            <text:p>underlyingValue </text:p>
            <text:p>[15]</text:p>
          </table:table-cell>
          <table:table-cell table:style-name="ce22" table:formula="of:=INFO.OBBA.OBBA.OBCALL(&quot;customProductValues&quot;;[.H13];&quot;getValues&quot;;INFO.OBBA.OBBA.OBMAKE(&quot;&quot;;&quot;double&quot;;0);[.$E$16])" office:value-type="string" office:string-value="customProductValues &#10;[22]">
            <text:p>customProductValues </text:p>
            <text:p>[22]</text:p>
          </table:table-cell>
          <table:table-cell table:style-name="ce20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23" office:value-type="float" office:value="15">
            <text:p>15</text:p>
          </table:table-cell>
          <table:table-cell table:style-name="ce23" office:value-type="string">
            <text:p>Histogram</text:p>
          </table:table-cell>
          <table:table-cell table:number-columns-repeated="1019"/>
        </table:table-row>
        <table:table-row table:style-name="ro2">
          <table:table-cell/>
          <table:table-cell table:style-name="ce21" table:number-matrix-columns-spanned="1" table:number-matrix-rows-spanned="250" table:formula="of:=TRANSPOSE(INFO.OBBA.OBBA.OBGET(INFO.OBBA.OBBA.OBCALL(&quot;&quot;;[.B37];&quot;getRealizations&quot;)))" office:value-type="float" office:value="74.7962632634267">
            <text:p>74,8</text:p>
          </table:table-cell>
          <table:table-cell table:style-name="ce21" table:number-matrix-columns-spanned="1" table:number-matrix-rows-spanned="250" table:formula="of:=TRANSPOSE(INFO.OBBA.OBBA.OBGET(INFO.OBBA.OBBA.OBCALL(&quot;&quot;;[.C37];&quot;getRealizations&quot;)))" office:value-type="float" office:value="0">
            <text:p>0,0</text:p>
          </table:table-cell>
          <table:table-cell table:style-name="ce23" office:value-type="float" office:value="0">
            <text:p>0</text:p>
          </table:table-cell>
          <table:table-cell table:style-name="ce23" table:number-matrix-columns-spanned="1" table:number-matrix-rows-spanned="21" table:formula="of:=FREQUENCY([.B39:.B288];[.D39:.D59])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93.008369339043">
            <text:p>93,0</text:p>
          </table:table-cell>
          <table:table-cell table:style-name="ce21" office:value-type="float" office:value="0">
            <text:p>0,0</text:p>
          </table:table-cell>
          <table:table-cell table:style-name="ce23" table:formula="of:=[.D39]+[.$D$38]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52.4262587238243">
            <text:p>52,4</text:p>
          </table:table-cell>
          <table:table-cell table:style-name="ce21" office:value-type="float" office:value="0">
            <text:p>0,0</text:p>
          </table:table-cell>
          <table:table-cell table:style-name="ce23" table:formula="of:=[.D40]+[.$D$38]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00.465203077162">
            <text:p>100,5</text:p>
          </table:table-cell>
          <table:table-cell table:style-name="ce21" office:value-type="float" office:value="0.362300520780784">
            <text:p>0,4</text:p>
          </table:table-cell>
          <table:table-cell table:style-name="ce23" table:formula="of:=[.D41]+[.$D$38]" office:value-type="float" office:value="45">
            <text:p>45</text:p>
          </table:table-cell>
          <table:table-cell table:style-name="ce23"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207.248319781158">
            <text:p>207,2</text:p>
          </table:table-cell>
          <table:table-cell table:style-name="ce21" office:value-type="float" office:value="83.5250754286582">
            <text:p>83,5</text:p>
          </table:table-cell>
          <table:table-cell table:style-name="ce23" table:formula="of:=[.D42]+[.$D$38]" office:value-type="float" office:value="60">
            <text:p>60</text:p>
          </table:table-cell>
          <table:table-cell table:style-name="ce23" office:value-type="float" office:value="14">
            <text:p>14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10.133257533491">
            <text:p>110,1</text:p>
          </table:table-cell>
          <table:table-cell table:style-name="ce21" office:value-type="float" office:value="7.89178890214691">
            <text:p>7,9</text:p>
          </table:table-cell>
          <table:table-cell table:style-name="ce23" table:formula="of:=[.D43]+[.$D$38]" office:value-type="float" office:value="75">
            <text:p>75</text:p>
          </table:table-cell>
          <table:table-cell table:style-name="ce23" office:value-type="float" office:value="29">
            <text:p>29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56.0942593302277">
            <text:p>56,1</text:p>
          </table:table-cell>
          <table:table-cell table:style-name="ce21" office:value-type="float" office:value="0">
            <text:p>0,0</text:p>
          </table:table-cell>
          <table:table-cell table:style-name="ce23" table:formula="of:=[.D44]+[.$D$38]" office:value-type="float" office:value="90">
            <text:p>90</text:p>
          </table:table-cell>
          <table:table-cell table:style-name="ce23" office:value-type="float" office:value="30">
            <text:p>30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67.8578868570857">
            <text:p>67,9</text:p>
          </table:table-cell>
          <table:table-cell table:style-name="ce21" office:value-type="float" office:value="0">
            <text:p>0,0</text:p>
          </table:table-cell>
          <table:table-cell table:style-name="ce23" table:formula="of:=[.D45]+[.$D$38]" office:value-type="float" office:value="105">
            <text:p>105</text:p>
          </table:table-cell>
          <table:table-cell table:style-name="ce23" office:value-type="float" office:value="36">
            <text:p>36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46.881510087212">
            <text:p>146,9</text:p>
          </table:table-cell>
          <table:table-cell table:style-name="ce21" office:value-type="float" office:value="36.5113567674909">
            <text:p>36,5</text:p>
          </table:table-cell>
          <table:table-cell table:style-name="ce23" table:formula="of:=[.D46]+[.$D$38]" office:value-type="float" office:value="120">
            <text:p>120</text:p>
          </table:table-cell>
          <table:table-cell table:style-name="ce23" office:value-type="float" office:value="26">
            <text:p>26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24.398092905358">
            <text:p>124,4</text:p>
          </table:table-cell>
          <table:table-cell table:style-name="ce21" office:value-type="float" office:value="19.0012538601415">
            <text:p>19,0</text:p>
          </table:table-cell>
          <table:table-cell table:style-name="ce23" table:formula="of:=[.D47]+[.$D$38]" office:value-type="float" office:value="135">
            <text:p>135</text:p>
          </table:table-cell>
          <table:table-cell table:style-name="ce23" office:value-type="float" office:value="27">
            <text:p>27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46.754211489291">
            <text:p>46,8</text:p>
          </table:table-cell>
          <table:table-cell table:style-name="ce21" office:value-type="float" office:value="0">
            <text:p>0,0</text:p>
          </table:table-cell>
          <table:table-cell table:style-name="ce23" table:formula="of:=[.D48]+[.$D$38]" office:value-type="float" office:value="150">
            <text:p>150</text:p>
          </table:table-cell>
          <table:table-cell table:style-name="ce23" office:value-type="float" office:value="19">
            <text:p>19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81.7141636814179">
            <text:p>81,7</text:p>
          </table:table-cell>
          <table:table-cell table:style-name="ce21" office:value-type="float" office:value="0">
            <text:p>0,0</text:p>
          </table:table-cell>
          <table:table-cell table:style-name="ce23" table:formula="of:=[.D49]+[.$D$38]" office:value-type="float" office:value="165">
            <text:p>165</text:p>
          </table:table-cell>
          <table:table-cell table:style-name="ce23" office:value-type="float" office:value="16">
            <text:p>16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50.2159537287319">
            <text:p>50,2</text:p>
          </table:table-cell>
          <table:table-cell table:style-name="ce21" office:value-type="float" office:value="0">
            <text:p>0,0</text:p>
          </table:table-cell>
          <table:table-cell table:style-name="ce23" table:formula="of:=[.D50]+[.$D$38]" office:value-type="float" office:value="180">
            <text:p>180</text:p>
          </table:table-cell>
          <table:table-cell table:style-name="ce23" office:value-type="float" office:value="15">
            <text:p>15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14.210988220291">
            <text:p>114,2</text:p>
          </table:table-cell>
          <table:table-cell table:style-name="ce21" office:value-type="float" office:value="11.0675287541813">
            <text:p>11,1</text:p>
          </table:table-cell>
          <table:table-cell table:style-name="ce23" table:formula="of:=[.D51]+[.$D$38]" office:value-type="float" office:value="195">
            <text:p>195</text:p>
          </table:table-cell>
          <table:table-cell table:style-name="ce23" office:value-type="float" office:value="6">
            <text:p>6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30.504917955864">
            <text:p>130,5</text:p>
          </table:table-cell>
          <table:table-cell table:style-name="ce21" office:value-type="float" office:value="23.7572539915562">
            <text:p>23,8</text:p>
          </table:table-cell>
          <table:table-cell table:style-name="ce23" table:formula="of:=[.D52]+[.$D$38]" office:value-type="float" office:value="210">
            <text:p>210</text:p>
          </table:table-cell>
          <table:table-cell table:style-name="ce23" office:value-type="float" office:value="9">
            <text:p>9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08.852201311448">
            <text:p>108,9</text:p>
          </table:table-cell>
          <table:table-cell table:style-name="ce21" office:value-type="float" office:value="6.8941013132616">
            <text:p>6,9</text:p>
          </table:table-cell>
          <table:table-cell table:style-name="ce23" table:formula="of:=[.D53]+[.$D$38]" office:value-type="float" office:value="225">
            <text:p>225</text:p>
          </table:table-cell>
          <table:table-cell table:style-name="ce23" office:value-type="float" office:value="6">
            <text:p>6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41.503347551945">
            <text:p>141,5</text:p>
          </table:table-cell>
          <table:table-cell table:style-name="ce21" office:value-type="float" office:value="32.3228395735393">
            <text:p>32,3</text:p>
          </table:table-cell>
          <table:table-cell table:style-name="ce23" table:formula="of:=[.D54]+[.$D$38]" office:value-type="float" office:value="240">
            <text:p>240</text:p>
          </table:table-cell>
          <table:table-cell table:style-name="ce23"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76.6843629647572">
            <text:p>76,7</text:p>
          </table:table-cell>
          <table:table-cell table:style-name="ce21" office:value-type="float" office:value="0">
            <text:p>0,0</text:p>
          </table:table-cell>
          <table:table-cell table:style-name="ce23" table:formula="of:=[.D55]+[.$D$38]" office:value-type="float" office:value="255">
            <text:p>255</text:p>
          </table:table-cell>
          <table:table-cell table:style-name="ce23"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98.815574153306">
            <text:p>98,8</text:p>
          </table:table-cell>
          <table:table-cell table:style-name="ce21" office:value-type="float" office:value="0">
            <text:p>0,0</text:p>
          </table:table-cell>
          <table:table-cell table:style-name="ce23" table:formula="of:=[.D56]+[.$D$38]" office:value-type="float" office:value="270">
            <text:p>270</text:p>
          </table:table-cell>
          <table:table-cell table:style-name="ce23"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71.766793240732">
            <text:p>171,8</text:p>
          </table:table-cell>
          <table:table-cell table:style-name="ce21" office:value-type="float" office:value="55.8920347744056">
            <text:p>55,9</text:p>
          </table:table-cell>
          <table:table-cell table:style-name="ce23" table:formula="of:=[.D57]+[.$D$38]" office:value-type="float" office:value="285">
            <text:p>285</text:p>
          </table:table-cell>
          <table:table-cell table:style-name="ce23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79.3025363488465">
            <text:p>79,3</text:p>
          </table:table-cell>
          <table:table-cell table:style-name="ce21" office:value-type="float" office:value="0">
            <text:p>0,0</text:p>
          </table:table-cell>
          <table:table-cell table:style-name="ce23" table:formula="of:=[.D58]+[.$D$38]" office:value-type="float" office:value="300">
            <text:p>300</text:p>
          </table:table-cell>
          <table:table-cell table:style-name="ce23"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float" office:value="141.207713501273">
            <text:p>141,2</text:p>
          </table:table-cell>
          <table:table-cell table:style-name="ce21" office:value-type="float" office:value="32.0925995433736">
            <text:p>32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6.331328824213">
            <text:p>206,3</text:p>
          </table:table-cell>
          <table:table-cell table:style-name="ce21" office:value-type="float" office:value="82.81092215332">
            <text:p>82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5.6258119842">
            <text:p>125,6</text:p>
          </table:table-cell>
          <table:table-cell table:style-name="ce21" office:value-type="float" office:value="19.9574024401354">
            <text:p>2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7.2423664454858">
            <text:p>67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7.326224859682">
            <text:p>207,3</text:p>
          </table:table-cell>
          <table:table-cell table:style-name="ce21" office:value-type="float" office:value="83.5857479648178">
            <text:p>83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5.438832052953">
            <text:p>125,4</text:p>
          </table:table-cell>
          <table:table-cell table:style-name="ce21" office:value-type="float" office:value="19.8117823232617">
            <text:p>19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8.2558264584996">
            <text:p>68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1.1923261099065">
            <text:p>81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6.689463562591">
            <text:p>96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9.8799597989618">
            <text:p>79,9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0.2817969323553">
            <text:p>90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2.3130060664949">
            <text:p>82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0.495630172428">
            <text:p>170,5</text:p>
          </table:table-cell>
          <table:table-cell table:style-name="ce21" office:value-type="float" office:value="54.9020519813993">
            <text:p>54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5.8251786514694">
            <text:p>55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0.189127859449">
            <text:p>110,2</text:p>
          </table:table-cell>
          <table:table-cell table:style-name="ce21" office:value-type="float" office:value="7.93530075575382">
            <text:p>7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3.664665145728">
            <text:p>113,7</text:p>
          </table:table-cell>
          <table:table-cell table:style-name="ce21" office:value-type="float" office:value="10.6420519159014">
            <text:p>10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7.6207043231134">
            <text:p>87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3.760470302575">
            <text:p>103,8</text:p>
          </table:table-cell>
          <table:table-cell table:style-name="ce21" office:value-type="float" office:value="2.92865721636227">
            <text:p>2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5.024123326482">
            <text:p>125,0</text:p>
          </table:table-cell>
          <table:table-cell table:style-name="ce21" office:value-type="float" office:value="19.4888068423399">
            <text:p>19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6.219255974243">
            <text:p>116,2</text:p>
          </table:table-cell>
          <table:table-cell table:style-name="ce21" office:value-type="float" office:value="12.631569253576">
            <text:p>12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5.631885770143">
            <text:p>115,6</text:p>
          </table:table-cell>
          <table:table-cell table:style-name="ce21" office:value-type="float" office:value="12.1741248786698">
            <text:p>12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7.386709643076">
            <text:p>207,4</text:p>
          </table:table-cell>
          <table:table-cell table:style-name="ce21" office:value-type="float" office:value="83.6328535614895">
            <text:p>83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9.296164421929">
            <text:p>139,3</text:p>
          </table:table-cell>
          <table:table-cell table:style-name="ce21" office:value-type="float" office:value="30.6038836235011">
            <text:p>30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8.5196690782453">
            <text:p>88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8.0930198179036">
            <text:p>88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4.3533854961529">
            <text:p>74,4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2.480976689688">
            <text:p>142,5</text:p>
          </table:table-cell>
          <table:table-cell table:style-name="ce21" office:value-type="float" office:value="33.0842179115669">
            <text:p>33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1.423815966293">
            <text:p>101,4</text:p>
          </table:table-cell>
          <table:table-cell table:style-name="ce21" office:value-type="float" office:value="1.10886898949876">
            <text:p>1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2.3296039384816">
            <text:p>72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2.504708967527">
            <text:p>162,5</text:p>
          </table:table-cell>
          <table:table-cell table:style-name="ce21" office:value-type="float" office:value="48.6787162895606">
            <text:p>48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2.7661945203908">
            <text:p>82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4.865929236254">
            <text:p>144,9</text:p>
          </table:table-cell>
          <table:table-cell table:style-name="ce21" office:value-type="float" office:value="34.9416208224212">
            <text:p>34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6.2615243929575">
            <text:p>96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4.708516611448">
            <text:p>134,7</text:p>
          </table:table-cell>
          <table:table-cell table:style-name="ce21" office:value-type="float" office:value="27.0310199162426">
            <text:p>27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9.454698005692">
            <text:p>129,5</text:p>
          </table:table-cell>
          <table:table-cell table:style-name="ce21" office:value-type="float" office:value="22.939341871965">
            <text:p>22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8.1565830862315">
            <text:p>88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0.1990882950217">
            <text:p>60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36.1371539006195">
            <text:p>36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0.925924557372">
            <text:p>120,9</text:p>
          </table:table-cell>
          <table:table-cell table:style-name="ce21" office:value-type="float" office:value="16.2971264317741">
            <text:p>16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2.044848396938">
            <text:p>122,0</text:p>
          </table:table-cell>
          <table:table-cell table:style-name="ce21" office:value-type="float" office:value="17.1685451942256">
            <text:p>17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9.653777764255">
            <text:p>179,7</text:p>
          </table:table-cell>
          <table:table-cell table:style-name="ce21" office:value-type="float" office:value="62.0344244973978">
            <text:p>62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2.8710605900462">
            <text:p>82,9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4.037719036268">
            <text:p>154,0</text:p>
          </table:table-cell>
          <table:table-cell table:style-name="ce21" office:value-type="float" office:value="42.0846179008383">
            <text:p>42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0.3010238894097">
            <text:p>80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7.9453292646862">
            <text:p>57,9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5.6668564207084">
            <text:p>75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9.9726344176389">
            <text:p>70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4.255849383594">
            <text:p>114,3</text:p>
          </table:table-cell>
          <table:table-cell table:style-name="ce21" office:value-type="float" office:value="11.102466663291">
            <text:p>11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8.536324381251">
            <text:p>128,5</text:p>
          </table:table-cell>
          <table:table-cell table:style-name="ce21" office:value-type="float" office:value="22.2241117740983">
            <text:p>22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9.171444711766">
            <text:p>109,2</text:p>
          </table:table-cell>
          <table:table-cell table:style-name="ce21" office:value-type="float" office:value="7.14272832341969">
            <text:p>7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7.45926522644">
            <text:p>57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6.9917502897532">
            <text:p>47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0.2137851497289">
            <text:p>70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1.694702108299">
            <text:p>101,7</text:p>
          </table:table-cell>
          <table:table-cell table:style-name="ce21" office:value-type="float" office:value="1.31983532901571">
            <text:p>1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4.4862695028714">
            <text:p>94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5.992396399661">
            <text:p>96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8.314910633703">
            <text:p>158,3</text:p>
          </table:table-cell>
          <table:table-cell table:style-name="ce21" office:value-type="float" office:value="45.4156980662666">
            <text:p>45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2.5986126473985">
            <text:p>72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1.2298672943073">
            <text:p>61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1.9696838092445">
            <text:p>62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5.703667532766">
            <text:p>145,7</text:p>
          </table:table-cell>
          <table:table-cell table:style-name="ce21" office:value-type="float" office:value="35.5940520637533">
            <text:p>35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3.555453494754">
            <text:p>123,6</text:p>
          </table:table-cell>
          <table:table-cell table:style-name="ce21" office:value-type="float" office:value="18.3450056273165">
            <text:p>18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9.5675965684884">
            <text:p>99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8.090770070284">
            <text:p>118,1</text:p>
          </table:table-cell>
          <table:table-cell table:style-name="ce21" office:value-type="float" office:value="14.0891058971021">
            <text:p>14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6.289307438603">
            <text:p>56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5.7775886311196">
            <text:p>65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5.7472408507451">
            <text:p>75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4.06164107605">
            <text:p>174,1</text:p>
          </table:table-cell>
          <table:table-cell table:style-name="ce21" office:value-type="float" office:value="57.6792640655812">
            <text:p>57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6.518636685774">
            <text:p>146,5</text:p>
          </table:table-cell>
          <table:table-cell table:style-name="ce21" office:value-type="float" office:value="36.2287506782951">
            <text:p>36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7.25280446698">
            <text:p>107,3</text:p>
          </table:table-cell>
          <table:table-cell table:style-name="ce21" office:value-type="float" office:value="5.64848979834743">
            <text:p>5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3.2063127215218">
            <text:p>73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5.9888170626581">
            <text:p>46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0.0968890485608">
            <text:p>70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6.545069597932">
            <text:p>136,5</text:p>
          </table:table-cell>
          <table:table-cell table:style-name="ce21" office:value-type="float" office:value="28.4613288202682">
            <text:p>28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0.025809084883">
            <text:p>130,0</text:p>
          </table:table-cell>
          <table:table-cell table:style-name="ce21" office:value-type="float" office:value="23.3841236276592">
            <text:p>23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5.500044564999">
            <text:p>295,5</text:p>
          </table:table-cell>
          <table:table-cell table:style-name="ce21" office:value-type="float" office:value="152.255587797716">
            <text:p>152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44.170374114601">
            <text:p>244,2</text:p>
          </table:table-cell>
          <table:table-cell table:style-name="ce21" office:value-type="float" office:value="112.280000256148">
            <text:p>112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2.7263154667707">
            <text:p>52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9.1049186873953">
            <text:p>89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8.762575223309">
            <text:p>158,8</text:p>
          </table:table-cell>
          <table:table-cell table:style-name="ce21" office:value-type="float" office:value="45.7643395992052">
            <text:p>45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3.58503826506">
            <text:p>113,6</text:p>
          </table:table-cell>
          <table:table-cell table:style-name="ce21" office:value-type="float" office:value="10.580038438884">
            <text:p>10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9.774739287338">
            <text:p>179,8</text:p>
          </table:table-cell>
          <table:table-cell table:style-name="ce21" office:value-type="float" office:value="62.1286294262959">
            <text:p>62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4.2226050275349">
            <text:p>94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1.593234213378">
            <text:p>151,6</text:p>
          </table:table-cell>
          <table:table-cell table:style-name="ce21" office:value-type="float" office:value="40.1808512065651">
            <text:p>40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7.520829624905">
            <text:p>137,5</text:p>
          </table:table-cell>
          <table:table-cell table:style-name="ce21" office:value-type="float" office:value="29.2212514933648">
            <text:p>29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5.347262686345">
            <text:p>145,3</text:p>
          </table:table-cell>
          <table:table-cell table:style-name="ce21" office:value-type="float" office:value="35.3164836902701">
            <text:p>35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8.1152164250732">
            <text:p>88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2.4582384107717">
            <text:p>82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0.61381122041">
            <text:p>130,6</text:p>
          </table:table-cell>
          <table:table-cell table:style-name="ce21" office:value-type="float" office:value="23.8420601512556">
            <text:p>23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8.650374139032">
            <text:p>158,7</text:p>
          </table:table-cell>
          <table:table-cell table:style-name="ce21" office:value-type="float" office:value="45.6769573069093">
            <text:p>45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3.239401679125">
            <text:p>293,2</text:p>
          </table:table-cell>
          <table:table-cell table:style-name="ce21" office:value-type="float" office:value="150.494997347953">
            <text:p>150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8.569205202265">
            <text:p>138,6</text:p>
          </table:table-cell>
          <table:table-cell table:style-name="ce21" office:value-type="float" office:value="30.0377272139658">
            <text:p>3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5.9616298735269">
            <text:p>86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2.421692031528">
            <text:p>162,4</text:p>
          </table:table-cell>
          <table:table-cell table:style-name="ce21" office:value-type="float" office:value="48.6140626347962">
            <text:p>48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2.0167937968048">
            <text:p>62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0.777854140679">
            <text:p>150,8</text:p>
          </table:table-cell>
          <table:table-cell table:style-name="ce21" office:value-type="float" office:value="39.5458325674464">
            <text:p>39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8.2940605098623">
            <text:p>98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36.2868177528859">
            <text:p>36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2.7857344066744">
            <text:p>82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8.5117069892908">
            <text:p>98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39.561667630998">
            <text:p>39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1.045651910275">
            <text:p>171,0</text:p>
          </table:table-cell>
          <table:table-cell table:style-name="ce21" office:value-type="float" office:value="55.3304093415406">
            <text:p>55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8.166215573202">
            <text:p>178,2</text:p>
          </table:table-cell>
          <table:table-cell table:style-name="ce21" office:value-type="float" office:value="60.8759098981377">
            <text:p>60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7.9657875463376">
            <text:p>98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0.8754593312283">
            <text:p>60,9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9.042786988858">
            <text:p>129,0</text:p>
          </table:table-cell>
          <table:table-cell table:style-name="ce21" office:value-type="float" office:value="22.6185452494984">
            <text:p>22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2.0450601031325">
            <text:p>92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5.415819644368">
            <text:p>175,4</text:p>
          </table:table-cell>
          <table:table-cell table:style-name="ce21" office:value-type="float" office:value="58.7338993950059">
            <text:p>58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5.207359312777">
            <text:p>145,2</text:p>
          </table:table-cell>
          <table:table-cell table:style-name="ce21" office:value-type="float" office:value="35.2075268333812">
            <text:p>35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9.093098468837">
            <text:p>129,1</text:p>
          </table:table-cell>
          <table:table-cell table:style-name="ce21" office:value-type="float" office:value="22.6577278695041">
            <text:p>22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5.166050090887">
            <text:p>155,2</text:p>
          </table:table-cell>
          <table:table-cell table:style-name="ce21" office:value-type="float" office:value="42.9633630097394">
            <text:p>43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2.925371891671">
            <text:p>102,9</text:p>
          </table:table-cell>
          <table:table-cell table:style-name="ce21" office:value-type="float" office:value="2.27828192000876">
            <text:p>2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48.433477975389">
            <text:p>248,4</text:p>
          </table:table-cell>
          <table:table-cell table:style-name="ce21" office:value-type="float" office:value="115.600108881245">
            <text:p>115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6.75472563205">
            <text:p>166,8</text:p>
          </table:table-cell>
          <table:table-cell table:style-name="ce21" office:value-type="float" office:value="51.9886325959576">
            <text:p>52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6.7846481804107">
            <text:p>96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1.820139534585">
            <text:p>111,8</text:p>
          </table:table-cell>
          <table:table-cell table:style-name="ce21" office:value-type="float" office:value="9.20553392554819">
            <text:p>9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2.5364280085859">
            <text:p>82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3.6611080168">
            <text:p>123,7</text:p>
          </table:table-cell>
          <table:table-cell table:style-name="ce21" office:value-type="float" office:value="18.4272894518208">
            <text:p>18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3.612490302898">
            <text:p>133,6</text:p>
          </table:table-cell>
          <table:table-cell table:style-name="ce21" office:value-type="float" office:value="26.177433768877">
            <text:p>26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7.41219191837">
            <text:p>117,4</text:p>
          </table:table-cell>
          <table:table-cell table:style-name="ce21" office:value-type="float" office:value="13.5606287010158">
            <text:p>13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2.063710882825">
            <text:p>182,1</text:p>
          </table:table-cell>
          <table:table-cell table:style-name="ce21" office:value-type="float" office:value="63.9112822972898">
            <text:p>63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6.482702681944">
            <text:p>156,5</text:p>
          </table:table-cell>
          <table:table-cell table:style-name="ce21" office:value-type="float" office:value="43.988773078687">
            <text:p>44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6.167705986249">
            <text:p>116,2</text:p>
          </table:table-cell>
          <table:table-cell table:style-name="ce21" office:value-type="float" office:value="12.591422082559">
            <text:p>12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99.461150377713">
            <text:p>199,5</text:p>
          </table:table-cell>
          <table:table-cell table:style-name="ce21" office:value-type="float" office:value="77.4604217993454">
            <text:p>77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3.6777219004704">
            <text:p>63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9.224466319364">
            <text:p>209,2</text:p>
          </table:table-cell>
          <table:table-cell table:style-name="ce21" office:value-type="float" office:value="85.0640999000773">
            <text:p>85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7.037676100148">
            <text:p>107,0</text:p>
          </table:table-cell>
          <table:table-cell table:style-name="ce21" office:value-type="float" office:value="5.48094765779806">
            <text:p>5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23.148348634359">
            <text:p>223,1</text:p>
          </table:table-cell>
          <table:table-cell table:style-name="ce21" office:value-type="float" office:value="95.9080303503892">
            <text:p>95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36.600683257729">
            <text:p>236,6</text:p>
          </table:table-cell>
          <table:table-cell table:style-name="ce21" office:value-type="float" office:value="106.384719089209">
            <text:p>106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3.3662537011913">
            <text:p>83,4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5.641453452248">
            <text:p>105,6</text:p>
          </table:table-cell>
          <table:table-cell table:style-name="ce21" office:value-type="float" office:value="4.39356836627175">
            <text:p>4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2.6984371310273">
            <text:p>72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3.683209877637">
            <text:p>123,7</text:p>
          </table:table-cell>
          <table:table-cell table:style-name="ce21" office:value-type="float" office:value="18.4445023983483">
            <text:p>18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2.3487554532318">
            <text:p>92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1.8294041067945">
            <text:p>91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6.753925940567">
            <text:p>206,8</text:p>
          </table:table-cell>
          <table:table-cell table:style-name="ce21" office:value-type="float" office:value="83.1400411184603">
            <text:p>83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3.481664604347">
            <text:p>103,5</text:p>
          </table:table-cell>
          <table:table-cell table:style-name="ce21" office:value-type="float" office:value="2.71152312025728">
            <text:p>2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4.049190962642">
            <text:p>124,0</text:p>
          </table:table-cell>
          <table:table-cell table:style-name="ce21" office:value-type="float" office:value="18.7295287539392">
            <text:p>18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3.6357278057065">
            <text:p>63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6.892365723455">
            <text:p>106,9</text:p>
          </table:table-cell>
          <table:table-cell table:style-name="ce21" office:value-type="float" office:value="5.36777982264134">
            <text:p>5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92.733893457692">
            <text:p>192,7</text:p>
          </table:table-cell>
          <table:table-cell table:style-name="ce21" office:value-type="float" office:value="72.2212288421105">
            <text:p>72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7.1006354442527">
            <text:p>77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1.3067356902903">
            <text:p>41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5.254745344343">
            <text:p>145,3</text:p>
          </table:table-cell>
          <table:table-cell table:style-name="ce21" office:value-type="float" office:value="35.2444311118714">
            <text:p>35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8.067404166978">
            <text:p>188,1</text:p>
          </table:table-cell>
          <table:table-cell table:style-name="ce21" office:value-type="float" office:value="68.5869633283084">
            <text:p>68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0.6212636877046">
            <text:p>90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328.233160125238">
            <text:p>328,2</text:p>
          </table:table-cell>
          <table:table-cell table:style-name="ce21" office:value-type="float" office:value="177.748163828396">
            <text:p>177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5.367906922989">
            <text:p>125,4</text:p>
          </table:table-cell>
          <table:table-cell table:style-name="ce21" office:value-type="float" office:value="19.7565457765061">
            <text:p>19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2.76207571277">
            <text:p>112,8</text:p>
          </table:table-cell>
          <table:table-cell table:style-name="ce21" office:value-type="float" office:value="9.93911455872172">
            <text:p>9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59.783692359224">
            <text:p>259,8</text:p>
          </table:table-cell>
          <table:table-cell table:style-name="ce21" office:value-type="float" office:value="124.439664731404">
            <text:p>124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2.875361295708">
            <text:p>162,9</text:p>
          </table:table-cell>
          <table:table-cell table:style-name="ce21" office:value-type="float" office:value="48.9673806129947">
            <text:p>49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2.981004366012">
            <text:p>173,0</text:p>
          </table:table-cell>
          <table:table-cell table:style-name="ce21" office:value-type="float" office:value="56.8376633495878">
            <text:p>56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3.60520084084">
            <text:p>83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5.612303876067">
            <text:p>165,6</text:p>
          </table:table-cell>
          <table:table-cell table:style-name="ce21" office:value-type="float" office:value="51.0989136377999">
            <text:p>51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98.624982327529">
            <text:p>198,6</text:p>
          </table:table-cell>
          <table:table-cell table:style-name="ce21" office:value-type="float" office:value="76.8092134670833">
            <text:p>76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2.212494839147">
            <text:p>142,2</text:p>
          </table:table-cell>
          <table:table-cell table:style-name="ce21" office:value-type="float" office:value="32.8751240361252">
            <text:p>32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5.354467252819">
            <text:p>125,4</text:p>
          </table:table-cell>
          <table:table-cell table:style-name="ce21" office:value-type="float" office:value="19.7460789508539">
            <text:p>19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3.362613772273">
            <text:p>123,4</text:p>
          </table:table-cell>
          <table:table-cell table:style-name="ce21" office:value-type="float" office:value="18.1948219004407">
            <text:p>18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2.360629802476">
            <text:p>292,4</text:p>
          </table:table-cell>
          <table:table-cell table:style-name="ce21" office:value-type="float" office:value="149.810609122277">
            <text:p>149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6.1949519321635">
            <text:p>86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2.2027261694183">
            <text:p>92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3.888791977153">
            <text:p>173,9</text:p>
          </table:table-cell>
          <table:table-cell table:style-name="ce21" office:value-type="float" office:value="57.5446490520066">
            <text:p>57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5.85210273847">
            <text:p>175,9</text:p>
          </table:table-cell>
          <table:table-cell table:style-name="ce21" office:value-type="float" office:value="59.0736770103333">
            <text:p>59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1.94475414607">
            <text:p>111,9</text:p>
          </table:table-cell>
          <table:table-cell table:style-name="ce21" office:value-type="float" office:value="9.30258388255451">
            <text:p>9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0.006080655378">
            <text:p>130,0</text:p>
          </table:table-cell>
          <table:table-cell table:style-name="ce21" office:value-type="float" office:value="23.3687591113123">
            <text:p>23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1.691313058642">
            <text:p>151,7</text:p>
          </table:table-cell>
          <table:table-cell table:style-name="ce21" office:value-type="float" office:value="40.2572350880593">
            <text:p>40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1.844128693218">
            <text:p>131,8</text:p>
          </table:table-cell>
          <table:table-cell table:style-name="ce21" office:value-type="float" office:value="24.8002323625046">
            <text:p>24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6.8028998713998">
            <text:p>76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2.152519261305">
            <text:p>102,2</text:p>
          </table:table-cell>
          <table:table-cell table:style-name="ce21" office:value-type="float" office:value="1.67638368628089">
            <text:p>1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1.271857223059">
            <text:p>111,3</text:p>
          </table:table-cell>
          <table:table-cell table:style-name="ce21" office:value-type="float" office:value="8.77853123198766">
            <text:p>8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6.627162867543">
            <text:p>116,6</text:p>
          </table:table-cell>
          <table:table-cell table:style-name="ce21" office:value-type="float" office:value="12.9492474614981">
            <text:p>12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9.1751587965718">
            <text:p>69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7.7845885921197">
            <text:p>47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5.9348193166811">
            <text:p>85,9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0.895441200229">
            <text:p>210,9</text:p>
          </table:table-cell>
          <table:table-cell table:style-name="ce21" office:value-type="float" office:value="86.365456445787">
            <text:p>86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7.233986269968">
            <text:p>117,2</text:p>
          </table:table-cell>
          <table:table-cell table:style-name="ce21" office:value-type="float" office:value="13.4218420024932">
            <text:p>13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8.1458496724376">
            <text:p>58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8.482466815478">
            <text:p>118,5</text:p>
          </table:table-cell>
          <table:table-cell table:style-name="ce21" office:value-type="float" office:value="14.3941596289852">
            <text:p>14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1.733848957587">
            <text:p>121,7</text:p>
          </table:table-cell>
          <table:table-cell table:style-name="ce21" office:value-type="float" office:value="16.9263385873242">
            <text:p>16,9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5.5258048547198">
            <text:p>95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0.333780471404">
            <text:p>200,3</text:p>
          </table:table-cell>
          <table:table-cell table:style-name="ce21" office:value-type="float" office:value="78.1400267996437">
            <text:p>78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9.761258373002">
            <text:p>219,8</text:p>
          </table:table-cell>
          <table:table-cell table:style-name="ce21" office:value-type="float" office:value="93.2701618025111">
            <text:p>93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7.0144033822051">
            <text:p>67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3.016359555931">
            <text:p>213,0</text:p>
          </table:table-cell>
          <table:table-cell table:style-name="ce21" office:value-type="float" office:value="88.0172293220382">
            <text:p>88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31.330815669635">
            <text:p>231,3</text:p>
          </table:table-cell>
          <table:table-cell table:style-name="ce21" office:value-type="float" office:value="102.280542084918">
            <text:p>102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6.5269318827394">
            <text:p>66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5.1035919778487">
            <text:p>65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8.38940209077">
            <text:p>188,4</text:p>
          </table:table-cell>
          <table:table-cell table:style-name="ce21" office:value-type="float" office:value="68.837735563505">
            <text:p>68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6.6053112152369">
            <text:p>86,6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9.615796508814">
            <text:p>149,6</text:p>
          </table:table-cell>
          <table:table-cell table:style-name="ce21" office:value-type="float" office:value="38.6408211737759">
            <text:p>38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6.6794398196077">
            <text:p>76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2.7402783187638">
            <text:p>72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4.435170024586">
            <text:p>294,4</text:p>
          </table:table-cell>
          <table:table-cell table:style-name="ce21" office:value-type="float" office:value="151.42626267177">
            <text:p>151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5.1715597981148">
            <text:p>95,2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24.200270930351">
            <text:p>224,2</text:p>
          </table:table-cell>
          <table:table-cell table:style-name="ce21" office:value-type="float" office:value="96.727268258238">
            <text:p>96,7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32.559534681869">
            <text:p>232,6</text:p>
          </table:table-cell>
          <table:table-cell table:style-name="ce21" office:value-type="float" office:value="103.237469413821">
            <text:p>103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8.014651842327">
            <text:p>168,0</text:p>
          </table:table-cell>
          <table:table-cell table:style-name="ce21" office:value-type="float" office:value="52.969864115133">
            <text:p>53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2.64571649954">
            <text:p>112,6</text:p>
          </table:table-cell>
          <table:table-cell table:style-name="ce21" office:value-type="float" office:value="9.84849391234056">
            <text:p>9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1.34489793065">
            <text:p>151,3</text:p>
          </table:table-cell>
          <table:table-cell table:style-name="ce21" office:value-type="float" office:value="39.9874467151119">
            <text:p>4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1.187887552213">
            <text:p>131,2</text:p>
          </table:table-cell>
          <table:table-cell table:style-name="ce21" office:value-type="float" office:value="24.2891512480067">
            <text:p>24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0.614644545749">
            <text:p>140,6</text:p>
          </table:table-cell>
          <table:table-cell table:style-name="ce21" office:value-type="float" office:value="31.630716976396">
            <text:p>31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5.587269888833">
            <text:p>145,6</text:p>
          </table:table-cell>
          <table:table-cell table:style-name="ce21" office:value-type="float" office:value="35.5034014875104">
            <text:p>35,5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5.327810227221">
            <text:p>145,3</text:p>
          </table:table-cell>
          <table:table-cell table:style-name="ce21" office:value-type="float" office:value="35.301334099872">
            <text:p>35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81.999860628903">
            <text:p>82,0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9.121231515869">
            <text:p>159,1</text:p>
          </table:table-cell>
          <table:table-cell table:style-name="ce21" office:value-type="float" office:value="46.0436614007042">
            <text:p>46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9.5156216344793">
            <text:p>99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7.2734790750397">
            <text:p>97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0.7043322615073">
            <text:p>90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1.1401012088843">
            <text:p>71,1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9.5326940528155">
            <text:p>59,5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2.655275988282">
            <text:p>162,7</text:p>
          </table:table-cell>
          <table:table-cell table:style-name="ce21" office:value-type="float" office:value="48.7959780032287">
            <text:p>48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41.561489985812">
            <text:p>241,6</text:p>
          </table:table-cell>
          <table:table-cell table:style-name="ce21" office:value-type="float" office:value="110.248199253706">
            <text:p>110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0.13970105738">
            <text:p>100,1</text:p>
          </table:table-cell>
          <table:table-cell table:style-name="ce21" office:value-type="float" office:value="0.108799292883487">
            <text:p>0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0.966425452159">
            <text:p>181,0</text:p>
          </table:table-cell>
          <table:table-cell table:style-name="ce21" office:value-type="float" office:value="63.0567155446342">
            <text:p>63,1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1.7650746854826">
            <text:p>71,8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9.598584838515">
            <text:p>159,6</text:p>
          </table:table-cell>
          <table:table-cell table:style-name="ce21" office:value-type="float" office:value="46.4154245421834">
            <text:p>46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7.863807947634">
            <text:p>217,9</text:p>
          </table:table-cell>
          <table:table-cell table:style-name="ce21" office:value-type="float" office:value="91.7924259253948">
            <text:p>91,8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1.741050070155">
            <text:p>101,7</text:p>
          </table:table-cell>
          <table:table-cell table:style-name="ce21" office:value-type="float" office:value="1.35593115800307">
            <text:p>1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65.4154475693783">
            <text:p>65,4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304.18881722824">
            <text:p>304,2</text:p>
          </table:table-cell>
          <table:table-cell table:style-name="ce21" office:value-type="float" office:value="159.022410751778">
            <text:p>159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2.908406122569">
            <text:p>102,9</text:p>
          </table:table-cell>
          <table:table-cell table:style-name="ce21" office:value-type="float" office:value="2.26506896574612">
            <text:p>2,3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0.353880976484">
            <text:p>180,4</text:p>
          </table:table-cell>
          <table:table-cell table:style-name="ce21" office:value-type="float" office:value="62.5796654273125">
            <text:p>62,6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7.7392513847881">
            <text:p>97,7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94.87099925403">
            <text:p>94,9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4.973778424957">
            <text:p>125,0</text:p>
          </table:table-cell>
          <table:table-cell table:style-name="ce21" office:value-type="float" office:value="19.4495981936082">
            <text:p>19,4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70.2755160510735">
            <text:p>70,3</text:p>
          </table:table-cell>
          <table:table-cell table:style-name="ce21" office:value-type="float" office:value="0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79.54632052153">
            <text:p>179,5</text:p>
          </table:table-cell>
          <table:table-cell table:style-name="ce21" office:value-type="float" office:value="61.9507367126167">
            <text:p>62,0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4.417558593602">
            <text:p>114,4</text:p>
          </table:table-cell>
          <table:table-cell table:style-name="ce21" office:value-type="float" office:value="11.2284059226751">
            <text:p>11,2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0.642397104967">
            <text:p>100,6</text:p>
          </table:table-cell>
          <table:table-cell table:style-name="ce21" office:value-type="float" office:value="0.50029936839105">
            <text:p>0,5</text:p>
          </table:table-cell>
          <table:table-cell table:number-columns-repeated="1021"/>
        </table:table-row>
        <table:table-row table:style-name="ro2" table:number-rows-repeated="10482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DM</number:text>
    </number:number-style>
    <number:number-style style:name="N135">
      <number:text>-</number:text>
      <number:number number:decimal-places="0" number:min-integer-digits="1" number:grouping="true"/>
      <number:text> DM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DM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DM</number:text>
    </number:number-style>
    <number:number-style style:name="N138">
      <number:text>-</number:text>
      <number:number number:decimal-places="2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DM </number:text>
    </number:number-style>
    <number:number-style style:name="N143P1" style:volatile="true">
      <number:text>-</number:text>
      <number:number number:decimal-places="0" number:min-integer-digits="1" number:grouping="true"/>
      <number:text> DM </number:text>
    </number:number-style>
    <number:number-style style:name="N143P2" style:volatile="true">
      <number:text> - DM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DM </number:text>
    </number:number-style>
    <number:number-style style:name="N151P1" style:volatile="true">
      <number:text>-</number:text>
      <number:number number:decimal-places="2" number:min-integer-digits="1" number:grouping="true"/>
      <number:text> DM </number:text>
    </number:number-style>
    <number:number-style style:name="N151P2" style:volatile="true">
      <number:text> -</number:text>
      <number:number number:decimal-places="0" number:min-integer-digits="0"/>
      <number:text> DM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€</number:text>
    </number:number-style>
    <number:number-style style:name="N160">
      <number:text>-</number:text>
      <number:number number: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€ </number:text>
    </number:number-style>
    <number:number-style style:name="N165P1" style:volatile="true">
      <number:text>-</number:text>
      <number:number number:decimal-places="0" number:min-integer-digits="1" number:grouping="true"/>
      <number:text> € </number:text>
    </number:number-style>
    <number:number-style style:name="N165P2" style:volatile="true">
      <number:text> - €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€ </number:text>
    </number:number-style>
    <number:number-style style:name="N173P1" style:volatile="true">
      <number:text>-</number:text>
      <number:number number:decimal-places="2" number:min-integer-digits="1" number:grouping="true"/>
      <number:text> € </number:text>
    </number:number-style>
    <number:number-style style:name="N173P2" style:volatile="true">
      <number:text> -</number:text>
      <number:number number:decimal-places="0" number:min-integer-digits="0"/>
      <number:text>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9" number:min-integer-digits="1"/>
    </number:number-style>
    <number:number-style style:name="N179">
      <number:number number:decimal-places="8" number:min-integer-digits="1"/>
    </number:number-style>
    <number:number-style style:name="N180">
      <number:number number:decimal-places="7" number:min-integer-digits="1"/>
    </number:number-style>
    <number:number-style style:name="N181">
      <number:number number:decimal-places="6" number:min-integer-digits="1"/>
    </number:number-style>
    <number:number-style style:name="N182">
      <number:number number:decimal-places="5" number:min-integer-digits="1"/>
    </number:number-style>
    <number:percentage-style style:name="N183">
      <number:number number:decimal-places="1" number:min-integer-digits="1"/>
      <number:text>%</number:text>
    </number:percentage-style>
    <number:percentage-style style:name="N184">
      <number:number number:decimal-places="3" number:min-integer-digits="1"/>
      <number:text>%</number:text>
    </number:percentage-style>
    <number:percentage-style style:name="N185">
      <number:number number:decimal-places="15" number:min-integer-digits="1"/>
      <number:text>%</number:text>
    </number:percentage-style>
    <number:number-style style:name="N186">
      <number:number number:decimal-places="1" number:min-integer-digits="1"/>
    </number:number-style>
    <number:number-style style:name="N187">
      <number:number number:decimal-places="3" number:min-integer-digits="1"/>
    </number:number-style>
    <number:number-style style:name="N188">
      <number:number number:decimal-places="4" number:min-integer-digits="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.00.0000</text:date>, <text:time style:data-style-name="N2" text:time-value="0000-00-00T22:48:38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ple Computer</meta:initial-creator>
    <meta:creation-date>2006-03-25T19:29:47</meta:creation-date>
    <dc:date>2012-11-20T22:50:11</dc:date>
    <meta:generator>LibreOffice/3.6$MacOSX_x86 LibreOffice_project/58f22d5-270d05a-e2abed1-ea17a85-9b5702</meta:generator>
    <meta:editing-duration>P0D</meta:editing-duration>
    <meta:editing-cycles>2</meta:editing-cycles>
    <meta:document-statistic meta:table-count="2" meta:cell-count="608" meta:object-count="2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Rem 
Rem Public Function Test(x As RichTexs) As String
Rem     x.Characters(Start:=1, Length:=3).Font.ColorIndex = 3
Rem x.Characters(Start:=9, Length:=4).Font.ColorIndex = 5
Rem     Test = x
Rem End Function
Rem 
Rem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 style:rotation-angle="45"/>
      <style:text-properties fo:color="#000000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1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graphic-properties draw:stroke="none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9.198cm" svg:height="5.907cm" xlink:href=".." xlink:type="simple" chart:class="chart:bar" chart:style-name="ch1">
        <chart:title svg:x="3.881cm" svg:y="0.353cm" chart:style-name="ch2">
          <text:p>Distribution</text:p>
        </chart:title>
        <chart:plot-area chart:style-name="ch3" table:cell-range-address="MonteCarloBlackScholes.D39:MonteCarloBlackScholes.E59" chart:data-source-has-labels="column" svg:x="0.522cm" svg:y="1.256cm" svg:width="8.407cm" svg:height="4.4cm">
          <chartooo:coordinate-region svg:x="1.096cm" svg:y="1.418cm" svg:width="7.833cm" svg:height="3.433cm"/>
          <chart:axis chart:dimension="x" chart:name="primary-x" chart:style-name="ch4" chartooo:axis-type="auto">
            <chartooo:date-scale/>
            <chart:categories table:cell-range-address="MonteCarloBlackScholes.D39:MonteCarloBlackScholes.D59"/>
          </chart:axis>
          <chart:axis chart:dimension="y" chart:name="primary-y" chart:style-name="ch5">
            <chart:grid chart:class="major"/>
          </chart:axis>
          <chart:series chart:style-name="ch6" chart:values-cell-range-address="MonteCarloBlackScholes.E39:MonteCarloBlackScholes.E59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onteCarloBlackScholes.D39:MonteCarloBlackScholes.D59</svg:desc>
                </draw:g>
              </table:table-cell>
              <table:table-cell office:value-type="float" office:value="0">
                <text:p>0</text:p>
                <draw:g>
                  <svg:desc>MonteCarloBlackScholes.E39:MonteCarloBlackScholes.E59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86">
      <number:number number:decimal-places="1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86">
      <style:chart-properties chart:display-label="true" chart:logarithmic="false" chart:reverse-direction="false" text:line-break="false" chart:axis-position="0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86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9.198cm" svg:height="5.907cm" xlink:href=".." xlink:type="simple" chart:class="chart:scatter" chart:style-name="ch1">
        <chart:title svg:x="3.071cm" svg:y="0.353cm" chart:style-name="ch2">
          <text:p>Custom Product Payoff</text:p>
        </chart:title>
        <chart:plot-area chart:style-name="ch3" table:cell-range-address="MonteCarloBlackScholes.B39:MonteCarloBlackScholes.C288" svg:x="0.36cm" svg:y="1.256cm" svg:width="8.569cm" svg:height="4.4cm">
          <chartooo:coordinate-region svg:x="1.327cm" svg:y="1.418cm" svg:width="7.242cm" svg:height="3.665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39:MonteCarloBlackScholes.C288" chart:class="chart:scatter">
            <chart:domain table:cell-range-address="MonteCarloBlackScholes.B39:MonteCarloBlackScholes.B288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7962632634267">
                <text:p>74.7962632634267</text:p>
                <draw:g>
                  <svg:desc>MonteCarloBlackScholes.B39:MonteCarloBlackScholes.B288</svg:desc>
                </draw:g>
              </table:table-cell>
              <table:table-cell office:value-type="float" office:value="0">
                <text:p>0</text:p>
                <draw:g>
                  <svg:desc>MonteCarloBlackScholes.C39:MonteCarloBlackScholes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008369339043">
                <text:p>93.008369339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4262587238243">
                <text:p>52.4262587238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.465203077162">
                <text:p>100.465203077162</text:p>
              </table:table-cell>
              <table:table-cell office:value-type="float" office:value="0.362300520780784">
                <text:p>0.362300520780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.248319781158">
                <text:p>207.248319781158</text:p>
              </table:table-cell>
              <table:table-cell office:value-type="float" office:value="83.5250754286582">
                <text:p>83.5250754286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.133257533491">
                <text:p>110.133257533491</text:p>
              </table:table-cell>
              <table:table-cell office:value-type="float" office:value="7.89178890214691">
                <text:p>7.89178890214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0942593302277">
                <text:p>56.094259330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578868570857">
                <text:p>67.8578868570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.881510087212">
                <text:p>146.881510087212</text:p>
              </table:table-cell>
              <table:table-cell office:value-type="float" office:value="36.5113567674909">
                <text:p>36.5113567674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398092905358">
                <text:p>124.398092905358</text:p>
              </table:table-cell>
              <table:table-cell office:value-type="float" office:value="19.0012538601415">
                <text:p>19.0012538601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754211489291">
                <text:p>46.754211489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7141636814179">
                <text:p>81.7141636814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2159537287319">
                <text:p>50.2159537287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.210988220291">
                <text:p>114.210988220291</text:p>
              </table:table-cell>
              <table:table-cell office:value-type="float" office:value="11.0675287541813">
                <text:p>11.0675287541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504917955864">
                <text:p>130.504917955864</text:p>
              </table:table-cell>
              <table:table-cell office:value-type="float" office:value="23.7572539915562">
                <text:p>23.7572539915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.852201311448">
                <text:p>108.852201311448</text:p>
              </table:table-cell>
              <table:table-cell office:value-type="float" office:value="6.8941013132616">
                <text:p>6.8941013132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.503347551945">
                <text:p>141.503347551945</text:p>
              </table:table-cell>
              <table:table-cell office:value-type="float" office:value="32.3228395735393">
                <text:p>32.3228395735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6843629647572">
                <text:p>76.684362964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815574153306">
                <text:p>98.815574153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.766793240732">
                <text:p>171.766793240732</text:p>
              </table:table-cell>
              <table:table-cell office:value-type="float" office:value="55.8920347744056">
                <text:p>55.89203477440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3025363488465">
                <text:p>79.3025363488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.207713501273">
                <text:p>141.207713501273</text:p>
              </table:table-cell>
              <table:table-cell office:value-type="float" office:value="32.0925995433736">
                <text:p>32.0925995433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.331328824213">
                <text:p>206.331328824213</text:p>
              </table:table-cell>
              <table:table-cell office:value-type="float" office:value="82.81092215332">
                <text:p>82.81092215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.6258119842">
                <text:p>125.6258119842</text:p>
              </table:table-cell>
              <table:table-cell office:value-type="float" office:value="19.9574024401354">
                <text:p>19.9574024401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2423664454858">
                <text:p>67.2423664454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7.326224859682">
                <text:p>207.326224859682</text:p>
              </table:table-cell>
              <table:table-cell office:value-type="float" office:value="83.5857479648178">
                <text:p>83.5857479648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.438832052953">
                <text:p>125.438832052953</text:p>
              </table:table-cell>
              <table:table-cell office:value-type="float" office:value="19.8117823232617">
                <text:p>19.8117823232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2558264584996">
                <text:p>68.2558264584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.1923261099065">
                <text:p>81.192326109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689463562591">
                <text:p>96.68946356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8799597989618">
                <text:p>79.8799597989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2817969323553">
                <text:p>90.2817969323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3130060664949">
                <text:p>82.3130060664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.495630172428">
                <text:p>170.495630172428</text:p>
              </table:table-cell>
              <table:table-cell office:value-type="float" office:value="54.9020519813993">
                <text:p>54.90205198139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.8251786514694">
                <text:p>55.8251786514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.189127859449">
                <text:p>110.189127859449</text:p>
              </table:table-cell>
              <table:table-cell office:value-type="float" office:value="7.93530075575382">
                <text:p>7.935300755753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.664665145728">
                <text:p>113.664665145728</text:p>
              </table:table-cell>
              <table:table-cell office:value-type="float" office:value="10.6420519159014">
                <text:p>10.6420519159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6207043231134">
                <text:p>87.620704323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760470302575">
                <text:p>103.760470302575</text:p>
              </table:table-cell>
              <table:table-cell office:value-type="float" office:value="2.92865721636227">
                <text:p>2.92865721636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024123326482">
                <text:p>125.024123326482</text:p>
              </table:table-cell>
              <table:table-cell office:value-type="float" office:value="19.4888068423399">
                <text:p>19.4888068423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.219255974243">
                <text:p>116.219255974243</text:p>
              </table:table-cell>
              <table:table-cell office:value-type="float" office:value="12.631569253576">
                <text:p>12.631569253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631885770143">
                <text:p>115.631885770143</text:p>
              </table:table-cell>
              <table:table-cell office:value-type="float" office:value="12.1741248786698">
                <text:p>12.1741248786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7.386709643076">
                <text:p>207.386709643076</text:p>
              </table:table-cell>
              <table:table-cell office:value-type="float" office:value="83.6328535614895">
                <text:p>83.6328535614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.296164421929">
                <text:p>139.296164421929</text:p>
              </table:table-cell>
              <table:table-cell office:value-type="float" office:value="30.6038836235011">
                <text:p>30.6038836235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5196690782453">
                <text:p>88.519669078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0930198179036">
                <text:p>88.0930198179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.3533854961529">
                <text:p>74.353385496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.480976689688">
                <text:p>142.480976689688</text:p>
              </table:table-cell>
              <table:table-cell office:value-type="float" office:value="33.0842179115669">
                <text:p>33.0842179115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.423815966293">
                <text:p>101.423815966293</text:p>
              </table:table-cell>
              <table:table-cell office:value-type="float" office:value="1.10886898949876">
                <text:p>1.10886898949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3296039384816">
                <text:p>72.3296039384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.504708967527">
                <text:p>162.504708967527</text:p>
              </table:table-cell>
              <table:table-cell office:value-type="float" office:value="48.6787162895606">
                <text:p>48.67871628956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7661945203908">
                <text:p>82.7661945203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.865929236254">
                <text:p>144.865929236254</text:p>
              </table:table-cell>
              <table:table-cell office:value-type="float" office:value="34.9416208224212">
                <text:p>34.94162082242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2615243929575">
                <text:p>96.2615243929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4.708516611448">
                <text:p>134.708516611448</text:p>
              </table:table-cell>
              <table:table-cell office:value-type="float" office:value="27.0310199162426">
                <text:p>27.03101991624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.454698005692">
                <text:p>129.454698005692</text:p>
              </table:table-cell>
              <table:table-cell office:value-type="float" office:value="22.939341871965">
                <text:p>22.9393418719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.1565830862315">
                <text:p>88.156583086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1990882950217">
                <text:p>60.1990882950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.1371539006195">
                <text:p>36.1371539006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.925924557372">
                <text:p>120.925924557372</text:p>
              </table:table-cell>
              <table:table-cell office:value-type="float" office:value="16.2971264317741">
                <text:p>16.29712643177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.044848396938">
                <text:p>122.044848396938</text:p>
              </table:table-cell>
              <table:table-cell office:value-type="float" office:value="17.1685451942256">
                <text:p>17.1685451942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9.653777764255">
                <text:p>179.653777764255</text:p>
              </table:table-cell>
              <table:table-cell office:value-type="float" office:value="62.0344244973978">
                <text:p>62.03442449739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8710605900462">
                <text:p>82.8710605900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.037719036268">
                <text:p>154.037719036268</text:p>
              </table:table-cell>
              <table:table-cell office:value-type="float" office:value="42.0846179008383">
                <text:p>42.08461790083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.3010238894097">
                <text:p>80.301023889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9453292646862">
                <text:p>57.9453292646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6668564207084">
                <text:p>75.6668564207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9726344176389">
                <text:p>69.9726344176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.255849383594">
                <text:p>114.255849383594</text:p>
              </table:table-cell>
              <table:table-cell office:value-type="float" office:value="11.102466663291">
                <text:p>11.102466663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.536324381251">
                <text:p>128.536324381251</text:p>
              </table:table-cell>
              <table:table-cell office:value-type="float" office:value="22.2241117740983">
                <text:p>22.22411177409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.171444711766">
                <text:p>109.171444711766</text:p>
              </table:table-cell>
              <table:table-cell office:value-type="float" office:value="7.14272832341969">
                <text:p>7.142728323419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45926522644">
                <text:p>57.4592652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9917502897532">
                <text:p>46.9917502897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2137851497289">
                <text:p>70.2137851497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.694702108299">
                <text:p>101.694702108299</text:p>
              </table:table-cell>
              <table:table-cell office:value-type="float" office:value="1.31983532901571">
                <text:p>1.319835329015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4862695028714">
                <text:p>94.4862695028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992396399661">
                <text:p>95.992396399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.314910633703">
                <text:p>158.314910633703</text:p>
              </table:table-cell>
              <table:table-cell office:value-type="float" office:value="45.4156980662666">
                <text:p>45.4156980662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.5986126473985">
                <text:p>72.598612647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2298672943073">
                <text:p>61.2298672943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.9696838092445">
                <text:p>61.969683809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03667532766">
                <text:p>145.703667532766</text:p>
              </table:table-cell>
              <table:table-cell office:value-type="float" office:value="35.5940520637533">
                <text:p>35.59405206375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555453494754">
                <text:p>123.555453494754</text:p>
              </table:table-cell>
              <table:table-cell office:value-type="float" office:value="18.3450056273165">
                <text:p>18.34500562731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5675965684884">
                <text:p>99.5675965684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090770070284">
                <text:p>118.090770070284</text:p>
              </table:table-cell>
              <table:table-cell office:value-type="float" office:value="14.0891058971021">
                <text:p>14.08910589710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.289307438603">
                <text:p>56.289307438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.7775886311196">
                <text:p>65.777588631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7472408507451">
                <text:p>75.747240850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4.06164107605">
                <text:p>174.06164107605</text:p>
              </table:table-cell>
              <table:table-cell office:value-type="float" office:value="57.6792640655812">
                <text:p>57.67926406558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.518636685774">
                <text:p>146.518636685774</text:p>
              </table:table-cell>
              <table:table-cell office:value-type="float" office:value="36.2287506782951">
                <text:p>36.22875067829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.25280446698">
                <text:p>107.25280446698</text:p>
              </table:table-cell>
              <table:table-cell office:value-type="float" office:value="5.64848979834743">
                <text:p>5.648489798347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.2063127215218">
                <text:p>73.206312721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9888170626581">
                <text:p>45.9888170626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0968890485608">
                <text:p>70.0968890485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.545069597932">
                <text:p>136.545069597932</text:p>
              </table:table-cell>
              <table:table-cell office:value-type="float" office:value="28.4613288202682">
                <text:p>28.4613288202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025809084883">
                <text:p>130.025809084883</text:p>
              </table:table-cell>
              <table:table-cell office:value-type="float" office:value="23.3841236276592">
                <text:p>23.38412362765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5.500044564999">
                <text:p>295.500044564999</text:p>
              </table:table-cell>
              <table:table-cell office:value-type="float" office:value="152.255587797716">
                <text:p>152.255587797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4.170374114601">
                <text:p>244.170374114601</text:p>
              </table:table-cell>
              <table:table-cell office:value-type="float" office:value="112.280000256148">
                <text:p>112.280000256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7263154667707">
                <text:p>52.7263154667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.1049186873953">
                <text:p>89.104918687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8.762575223309">
                <text:p>158.762575223309</text:p>
              </table:table-cell>
              <table:table-cell office:value-type="float" office:value="45.7643395992052">
                <text:p>45.76433959920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.58503826506">
                <text:p>113.58503826506</text:p>
              </table:table-cell>
              <table:table-cell office:value-type="float" office:value="10.580038438884">
                <text:p>10.5800384388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9.774739287338">
                <text:p>179.774739287338</text:p>
              </table:table-cell>
              <table:table-cell office:value-type="float" office:value="62.1286294262959">
                <text:p>62.12862942629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.2226050275349">
                <text:p>94.2226050275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.593234213378">
                <text:p>151.593234213378</text:p>
              </table:table-cell>
              <table:table-cell office:value-type="float" office:value="40.1808512065651">
                <text:p>40.18085120656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.520829624905">
                <text:p>137.520829624905</text:p>
              </table:table-cell>
              <table:table-cell office:value-type="float" office:value="29.2212514933648">
                <text:p>29.2212514933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5.347262686345">
                <text:p>145.347262686345</text:p>
              </table:table-cell>
              <table:table-cell office:value-type="float" office:value="35.3164836902701">
                <text:p>35.31648369027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.1152164250732">
                <text:p>88.1152164250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4582384107717">
                <text:p>82.4582384107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0.61381122041">
                <text:p>130.61381122041</text:p>
              </table:table-cell>
              <table:table-cell office:value-type="float" office:value="23.8420601512556">
                <text:p>23.84206015125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.650374139032">
                <text:p>158.650374139032</text:p>
              </table:table-cell>
              <table:table-cell office:value-type="float" office:value="45.6769573069093">
                <text:p>45.67695730690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.239401679125">
                <text:p>293.239401679125</text:p>
              </table:table-cell>
              <table:table-cell office:value-type="float" office:value="150.494997347953">
                <text:p>150.4949973479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8.569205202265">
                <text:p>138.569205202265</text:p>
              </table:table-cell>
              <table:table-cell office:value-type="float" office:value="30.0377272139658">
                <text:p>30.03772721396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.9616298735269">
                <text:p>85.9616298735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2.421692031528">
                <text:p>162.421692031528</text:p>
              </table:table-cell>
              <table:table-cell office:value-type="float" office:value="48.6140626347962">
                <text:p>48.6140626347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0167937968048">
                <text:p>62.0167937968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.777854140679">
                <text:p>150.777854140679</text:p>
              </table:table-cell>
              <table:table-cell office:value-type="float" office:value="39.5458325674464">
                <text:p>39.5458325674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.2940605098623">
                <text:p>98.294060509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2868177528859">
                <text:p>36.286817752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.7857344066744">
                <text:p>82.7857344066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8.5117069892908">
                <text:p>98.5117069892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.561667630998">
                <text:p>39.561667630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.045651910275">
                <text:p>171.045651910275</text:p>
              </table:table-cell>
              <table:table-cell office:value-type="float" office:value="55.3304093415406">
                <text:p>55.33040934154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8.166215573202">
                <text:p>178.166215573202</text:p>
              </table:table-cell>
              <table:table-cell office:value-type="float" office:value="60.8759098981377">
                <text:p>60.87590989813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.9657875463376">
                <text:p>97.9657875463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8754593312283">
                <text:p>60.875459331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.042786988858">
                <text:p>129.042786988858</text:p>
              </table:table-cell>
              <table:table-cell office:value-type="float" office:value="22.6185452494984">
                <text:p>22.61854524949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.0450601031325">
                <text:p>92.045060103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5.415819644368">
                <text:p>175.415819644368</text:p>
              </table:table-cell>
              <table:table-cell office:value-type="float" office:value="58.7338993950059">
                <text:p>58.733899395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.207359312777">
                <text:p>145.207359312777</text:p>
              </table:table-cell>
              <table:table-cell office:value-type="float" office:value="35.2075268333812">
                <text:p>35.2075268333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093098468837">
                <text:p>129.093098468837</text:p>
              </table:table-cell>
              <table:table-cell office:value-type="float" office:value="22.6577278695041">
                <text:p>22.65772786950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166050090887">
                <text:p>155.166050090887</text:p>
              </table:table-cell>
              <table:table-cell office:value-type="float" office:value="42.9633630097394">
                <text:p>42.96336300973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.925371891671">
                <text:p>102.925371891671</text:p>
              </table:table-cell>
              <table:table-cell office:value-type="float" office:value="2.27828192000876">
                <text:p>2.278281920008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8.433477975389">
                <text:p>248.433477975389</text:p>
              </table:table-cell>
              <table:table-cell office:value-type="float" office:value="115.600108881245">
                <text:p>115.6001088812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.75472563205">
                <text:p>166.75472563205</text:p>
              </table:table-cell>
              <table:table-cell office:value-type="float" office:value="51.9886325959576">
                <text:p>51.98863259595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.7846481804107">
                <text:p>96.784648180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.820139534585">
                <text:p>111.820139534585</text:p>
              </table:table-cell>
              <table:table-cell office:value-type="float" office:value="9.20553392554819">
                <text:p>9.205533925548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.5364280085859">
                <text:p>82.5364280085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6611080168">
                <text:p>123.6611080168</text:p>
              </table:table-cell>
              <table:table-cell office:value-type="float" office:value="18.4272894518208">
                <text:p>18.42728945182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3.612490302898">
                <text:p>133.612490302898</text:p>
              </table:table-cell>
              <table:table-cell office:value-type="float" office:value="26.177433768877">
                <text:p>26.1774337688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7.41219191837">
                <text:p>117.41219191837</text:p>
              </table:table-cell>
              <table:table-cell office:value-type="float" office:value="13.5606287010158">
                <text:p>13.56062870101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2.063710882825">
                <text:p>182.063710882825</text:p>
              </table:table-cell>
              <table:table-cell office:value-type="float" office:value="63.9112822972898">
                <text:p>63.91128229728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6.482702681944">
                <text:p>156.482702681944</text:p>
              </table:table-cell>
              <table:table-cell office:value-type="float" office:value="43.988773078687">
                <text:p>43.9887730786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6.167705986249">
                <text:p>116.167705986249</text:p>
              </table:table-cell>
              <table:table-cell office:value-type="float" office:value="12.591422082559">
                <text:p>12.5914220825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.461150377713">
                <text:p>199.461150377713</text:p>
              </table:table-cell>
              <table:table-cell office:value-type="float" office:value="77.4604217993454">
                <text:p>77.46042179934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.6777219004704">
                <text:p>63.6777219004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9.224466319364">
                <text:p>209.224466319364</text:p>
              </table:table-cell>
              <table:table-cell office:value-type="float" office:value="85.0640999000773">
                <text:p>85.06409990007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7.037676100148">
                <text:p>107.037676100148</text:p>
              </table:table-cell>
              <table:table-cell office:value-type="float" office:value="5.48094765779806">
                <text:p>5.480947657798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3.148348634359">
                <text:p>223.148348634359</text:p>
              </table:table-cell>
              <table:table-cell office:value-type="float" office:value="95.9080303503892">
                <text:p>95.90803035038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.600683257729">
                <text:p>236.600683257729</text:p>
              </table:table-cell>
              <table:table-cell office:value-type="float" office:value="106.384719089209">
                <text:p>106.3847190892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.3662537011913">
                <text:p>83.366253701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5.641453452248">
                <text:p>105.641453452248</text:p>
              </table:table-cell>
              <table:table-cell office:value-type="float" office:value="4.39356836627175">
                <text:p>4.39356836627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.6984371310273">
                <text:p>72.698437131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683209877637">
                <text:p>123.683209877637</text:p>
              </table:table-cell>
              <table:table-cell office:value-type="float" office:value="18.4445023983483">
                <text:p>18.44450239834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.3487554532318">
                <text:p>92.348755453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8294041067945">
                <text:p>91.8294041067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6.753925940567">
                <text:p>206.753925940567</text:p>
              </table:table-cell>
              <table:table-cell office:value-type="float" office:value="83.1400411184603">
                <text:p>83.14004111846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.481664604347">
                <text:p>103.481664604347</text:p>
              </table:table-cell>
              <table:table-cell office:value-type="float" office:value="2.71152312025728">
                <text:p>2.711523120257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4.049190962642">
                <text:p>124.049190962642</text:p>
              </table:table-cell>
              <table:table-cell office:value-type="float" office:value="18.7295287539392">
                <text:p>18.72952875393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.6357278057065">
                <text:p>63.635727805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.892365723455">
                <text:p>106.892365723455</text:p>
              </table:table-cell>
              <table:table-cell office:value-type="float" office:value="5.36777982264134">
                <text:p>5.367779822641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.733893457692">
                <text:p>192.733893457692</text:p>
              </table:table-cell>
              <table:table-cell office:value-type="float" office:value="72.2212288421105">
                <text:p>72.2212288421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7.1006354442527">
                <text:p>77.1006354442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3067356902903">
                <text:p>41.3067356902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5.254745344343">
                <text:p>145.254745344343</text:p>
              </table:table-cell>
              <table:table-cell office:value-type="float" office:value="35.2444311118714">
                <text:p>35.2444311118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.067404166978">
                <text:p>188.067404166978</text:p>
              </table:table-cell>
              <table:table-cell office:value-type="float" office:value="68.5869633283084">
                <text:p>68.58696332830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.6212636877046">
                <text:p>90.6212636877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8.233160125238">
                <text:p>328.233160125238</text:p>
              </table:table-cell>
              <table:table-cell office:value-type="float" office:value="177.748163828396">
                <text:p>177.7481638283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.367906922989">
                <text:p>125.367906922989</text:p>
              </table:table-cell>
              <table:table-cell office:value-type="float" office:value="19.7565457765061">
                <text:p>19.75654577650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.76207571277">
                <text:p>112.76207571277</text:p>
              </table:table-cell>
              <table:table-cell office:value-type="float" office:value="9.93911455872172">
                <text:p>9.939114558721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.783692359224">
                <text:p>259.783692359224</text:p>
              </table:table-cell>
              <table:table-cell office:value-type="float" office:value="124.439664731404">
                <text:p>124.4396647314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2.875361295708">
                <text:p>162.875361295708</text:p>
              </table:table-cell>
              <table:table-cell office:value-type="float" office:value="48.9673806129947">
                <text:p>48.96738061299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981004366012">
                <text:p>172.981004366012</text:p>
              </table:table-cell>
              <table:table-cell office:value-type="float" office:value="56.8376633495878">
                <text:p>56.83766334958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3.60520084084">
                <text:p>83.60520084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.612303876067">
                <text:p>165.612303876067</text:p>
              </table:table-cell>
              <table:table-cell office:value-type="float" office:value="51.0989136377999">
                <text:p>51.0989136377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.624982327529">
                <text:p>198.624982327529</text:p>
              </table:table-cell>
              <table:table-cell office:value-type="float" office:value="76.8092134670833">
                <text:p>76.80921346708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2.212494839147">
                <text:p>142.212494839147</text:p>
              </table:table-cell>
              <table:table-cell office:value-type="float" office:value="32.8751240361252">
                <text:p>32.87512403612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.354467252819">
                <text:p>125.354467252819</text:p>
              </table:table-cell>
              <table:table-cell office:value-type="float" office:value="19.7460789508539">
                <text:p>19.74607895085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362613772273">
                <text:p>123.362613772273</text:p>
              </table:table-cell>
              <table:table-cell office:value-type="float" office:value="18.1948219004407">
                <text:p>18.19482190044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2.360629802476">
                <text:p>292.360629802476</text:p>
              </table:table-cell>
              <table:table-cell office:value-type="float" office:value="149.810609122277">
                <text:p>149.8106091222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.1949519321635">
                <text:p>86.194951932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.2027261694183">
                <text:p>92.2027261694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3.888791977153">
                <text:p>173.888791977153</text:p>
              </table:table-cell>
              <table:table-cell office:value-type="float" office:value="57.5446490520066">
                <text:p>57.54464905200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5.85210273847">
                <text:p>175.85210273847</text:p>
              </table:table-cell>
              <table:table-cell office:value-type="float" office:value="59.0736770103333">
                <text:p>59.073677010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.94475414607">
                <text:p>111.94475414607</text:p>
              </table:table-cell>
              <table:table-cell office:value-type="float" office:value="9.30258388255451">
                <text:p>9.302583882554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0.006080655378">
                <text:p>130.006080655378</text:p>
              </table:table-cell>
              <table:table-cell office:value-type="float" office:value="23.3687591113123">
                <text:p>23.36875911131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1.691313058642">
                <text:p>151.691313058642</text:p>
              </table:table-cell>
              <table:table-cell office:value-type="float" office:value="40.2572350880593">
                <text:p>40.25723508805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.844128693218">
                <text:p>131.844128693218</text:p>
              </table:table-cell>
              <table:table-cell office:value-type="float" office:value="24.8002323625046">
                <text:p>24.80023236250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.8028998713998">
                <text:p>76.802899871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.152519261305">
                <text:p>102.152519261305</text:p>
              </table:table-cell>
              <table:table-cell office:value-type="float" office:value="1.67638368628089">
                <text:p>1.676383686280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1.271857223059">
                <text:p>111.271857223059</text:p>
              </table:table-cell>
              <table:table-cell office:value-type="float" office:value="8.77853123198766">
                <text:p>8.778531231987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.627162867543">
                <text:p>116.627162867543</text:p>
              </table:table-cell>
              <table:table-cell office:value-type="float" office:value="12.9492474614981">
                <text:p>12.94924746149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.1751587965718">
                <text:p>69.175158796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.7845885921197">
                <text:p>47.784588592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.9348193166811">
                <text:p>85.9348193166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.895441200229">
                <text:p>210.895441200229</text:p>
              </table:table-cell>
              <table:table-cell office:value-type="float" office:value="86.365456445787">
                <text:p>86.3654564457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.233986269968">
                <text:p>117.233986269968</text:p>
              </table:table-cell>
              <table:table-cell office:value-type="float" office:value="13.4218420024932">
                <text:p>13.42184200249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.1458496724376">
                <text:p>58.1458496724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.482466815478">
                <text:p>118.482466815478</text:p>
              </table:table-cell>
              <table:table-cell office:value-type="float" office:value="14.3941596289852">
                <text:p>14.39415962898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.733848957587">
                <text:p>121.733848957587</text:p>
              </table:table-cell>
              <table:table-cell office:value-type="float" office:value="16.9263385873242">
                <text:p>16.92633858732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.5258048547198">
                <text:p>95.5258048547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333780471404">
                <text:p>200.333780471404</text:p>
              </table:table-cell>
              <table:table-cell office:value-type="float" office:value="78.1400267996437">
                <text:p>78.14002679964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9.761258373002">
                <text:p>219.761258373002</text:p>
              </table:table-cell>
              <table:table-cell office:value-type="float" office:value="93.2701618025111">
                <text:p>93.27016180251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.0144033822051">
                <text:p>67.014403382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3.016359555931">
                <text:p>213.016359555931</text:p>
              </table:table-cell>
              <table:table-cell office:value-type="float" office:value="88.0172293220382">
                <text:p>88.01722932203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1.330815669635">
                <text:p>231.330815669635</text:p>
              </table:table-cell>
              <table:table-cell office:value-type="float" office:value="102.280542084918">
                <text:p>102.2805420849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5269318827394">
                <text:p>66.5269318827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.1035919778487">
                <text:p>65.1035919778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8.38940209077">
                <text:p>188.38940209077</text:p>
              </table:table-cell>
              <table:table-cell office:value-type="float" office:value="68.837735563505">
                <text:p>68.8377355635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.6053112152369">
                <text:p>86.605311215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9.615796508814">
                <text:p>149.615796508814</text:p>
              </table:table-cell>
              <table:table-cell office:value-type="float" office:value="38.6408211737759">
                <text:p>38.6408211737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.6794398196077">
                <text:p>76.6794398196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7402783187638">
                <text:p>72.7402783187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4.435170024586">
                <text:p>294.435170024586</text:p>
              </table:table-cell>
              <table:table-cell office:value-type="float" office:value="151.42626267177">
                <text:p>151.426262671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.1715597981148">
                <text:p>95.171559798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.200270930351">
                <text:p>224.200270930351</text:p>
              </table:table-cell>
              <table:table-cell office:value-type="float" office:value="96.727268258238">
                <text:p>96.7272682582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.559534681869">
                <text:p>232.559534681869</text:p>
              </table:table-cell>
              <table:table-cell office:value-type="float" office:value="103.237469413821">
                <text:p>103.2374694138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8.014651842327">
                <text:p>168.014651842327</text:p>
              </table:table-cell>
              <table:table-cell office:value-type="float" office:value="52.969864115133">
                <text:p>52.9698641151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2.64571649954">
                <text:p>112.64571649954</text:p>
              </table:table-cell>
              <table:table-cell office:value-type="float" office:value="9.84849391234056">
                <text:p>9.848493912340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1.34489793065">
                <text:p>151.34489793065</text:p>
              </table:table-cell>
              <table:table-cell office:value-type="float" office:value="39.9874467151119">
                <text:p>39.98744671511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1.187887552213">
                <text:p>131.187887552213</text:p>
              </table:table-cell>
              <table:table-cell office:value-type="float" office:value="24.2891512480067">
                <text:p>24.28915124800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.614644545749">
                <text:p>140.614644545749</text:p>
              </table:table-cell>
              <table:table-cell office:value-type="float" office:value="31.630716976396">
                <text:p>31.6307169763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5.587269888833">
                <text:p>145.587269888833</text:p>
              </table:table-cell>
              <table:table-cell office:value-type="float" office:value="35.5034014875104">
                <text:p>35.5034014875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.327810227221">
                <text:p>145.327810227221</text:p>
              </table:table-cell>
              <table:table-cell office:value-type="float" office:value="35.301334099872">
                <text:p>35.3013340998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999860628903">
                <text:p>81.999860628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9.121231515869">
                <text:p>159.121231515869</text:p>
              </table:table-cell>
              <table:table-cell office:value-type="float" office:value="46.0436614007042">
                <text:p>46.04366140070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5156216344793">
                <text:p>99.5156216344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.2734790750397">
                <text:p>97.2734790750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.7043322615073">
                <text:p>90.7043322615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1401012088843">
                <text:p>71.1401012088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.5326940528155">
                <text:p>59.5326940528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2.655275988282">
                <text:p>162.655275988282</text:p>
              </table:table-cell>
              <table:table-cell office:value-type="float" office:value="48.7959780032287">
                <text:p>48.79597800322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1.561489985812">
                <text:p>241.561489985812</text:p>
              </table:table-cell>
              <table:table-cell office:value-type="float" office:value="110.248199253706">
                <text:p>110.2481992537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.13970105738">
                <text:p>100.13970105738</text:p>
              </table:table-cell>
              <table:table-cell office:value-type="float" office:value="0.108799292883487">
                <text:p>0.1087992928834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0.966425452159">
                <text:p>180.966425452159</text:p>
              </table:table-cell>
              <table:table-cell office:value-type="float" office:value="63.0567155446342">
                <text:p>63.05671554463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.7650746854826">
                <text:p>71.7650746854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9.598584838515">
                <text:p>159.598584838515</text:p>
              </table:table-cell>
              <table:table-cell office:value-type="float" office:value="46.4154245421834">
                <text:p>46.41542454218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7.863807947634">
                <text:p>217.863807947634</text:p>
              </table:table-cell>
              <table:table-cell office:value-type="float" office:value="91.7924259253948">
                <text:p>91.79242592539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.741050070155">
                <text:p>101.741050070155</text:p>
              </table:table-cell>
              <table:table-cell office:value-type="float" office:value="1.35593115800307">
                <text:p>1.355931158003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.4154475693783">
                <text:p>65.4154475693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4.18881722824">
                <text:p>304.18881722824</text:p>
              </table:table-cell>
              <table:table-cell office:value-type="float" office:value="159.022410751778">
                <text:p>159.0224107517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2.908406122569">
                <text:p>102.908406122569</text:p>
              </table:table-cell>
              <table:table-cell office:value-type="float" office:value="2.26506896574612">
                <text:p>2.265068965746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0.353880976484">
                <text:p>180.353880976484</text:p>
              </table:table-cell>
              <table:table-cell office:value-type="float" office:value="62.5796654273125">
                <text:p>62.5796654273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.7392513847881">
                <text:p>97.7392513847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.87099925403">
                <text:p>94.87099925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4.973778424957">
                <text:p>124.973778424957</text:p>
              </table:table-cell>
              <table:table-cell office:value-type="float" office:value="19.4495981936082">
                <text:p>19.44959819360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.2755160510735">
                <text:p>70.2755160510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9.54632052153">
                <text:p>179.54632052153</text:p>
              </table:table-cell>
              <table:table-cell office:value-type="float" office:value="61.9507367126167">
                <text:p>61.95073671261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4.417558593602">
                <text:p>114.417558593602</text:p>
              </table:table-cell>
              <table:table-cell office:value-type="float" office:value="11.2284059226751">
                <text:p>11.22840592267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.642397104967">
                <text:p>100.642397104967</text:p>
              </table:table-cell>
              <table:table-cell office:value-type="float" office:value="0.50029936839105">
                <text:p>0.50029936839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